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90088</text:span></text:p>
      <text:p text:style-name="P8"/>
      <text:p text:style-name="Standard"><text:span text:style-name="T4">שם העסק/מבנה</text:span><text:span text:style-name="T3"> <text:s text:c="2"/></text:span><text:span text:style-name="T1">האחוזה גן אירועים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בית חנן</text:span></text:p>
      <text:p text:style-name="P9"/>
      <text:p text:style-name="Standard"><text:span text:style-name="T4">טלפון</text:span><text:span text:style-name="T1"> <text:s text:c="25"/>03-9500105 <text:s text:c="115"/></text:span></text:p>
      <text:p text:style-name="P9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/>בבית האחוזה מצד שמאל בקיר לפני העליה לקומה א'</text:span></text:p>
      <text:p text:style-name="P5"/>
      <text:p text:style-name="Standard"><text:span text:style-name="T4">גנרטור: </text:span><text:span text:style-name="T1">קיים </text:span></text:p>
      <text:p text:style-name="Standard"><text:span text:style-name="T4">מיקום ברזי כיבוי עיקריים "3</text:span><text:span text:style-name="T1"> <text:s/>בחניון של האחוזה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ציון פרגון</text:span></text:p>
          </table:table-cell>
          <table:table-cell table:style-name="Table2.A1" office:value-type="string">
            <text:p text:style-name="P1"><text:span text:style-name="T1">בעל העסק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9989998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איציק</text:span></text:p>
          </table:table-cell>
          <table:table-cell table:style-name="Table2.A1" office:value-type="string">
            <text:p text:style-name="P1"><text:span text:style-name="T1">בעל העסק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977000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כמות אנשים רבה , גנרטור.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ערכת כריזה , מערכת כיבוי במשרדים , מערכת גילוי במשרדים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הודית אופק</dc:creator>
    <meta:editing-cycles>2</meta:editing-cycles>
    <meta:print-date>2012-01-05T11:00:00</meta:print-date>
    <meta:creation-date>2013-08-12T15:13:00</meta:creation-date>
    <dc:date>2013-08-12T15:13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49" meta:word-count="138" meta:character-count="13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